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1692f" officeooo:paragraph-rsid="000169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otitolo">Titolo principale sull'uso stili personali</text:p>
      <text:p text:style-name="P1"/>
      <text:p text:style-name="miotitolo1">Uso dello stile titolo 1</text:p>
      <text:p text:style-name="miocorpotesto">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text:p>
      <text:p text:style-name="P1"/>
      <text:p text:style-name="miotitolo2">Uso dello stile titolo 2</text:p>
      <text:p text:style-name="miocorpotesto">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miotitolo"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a8b1b" style:font-weight-asian="bold" style:font-weight-complex="bold"/>
    </style:style>
    <style:style style:name="miotitolo1" style:family="paragraph" style:parent-style-name="Standard">
      <style:paragraph-properties fo:line-height="200%" fo:text-align="justify" style:justify-single-word="false"/>
      <style:text-properties fo:font-weight="bold" officeooo:rsid="001a8b1b" style:font-weight-asian="bold" style:font-weight-complex="bold"/>
    </style:style>
    <style:style style:name="miotitolo2" style:family="paragraph" style:parent-style-name="Standard">
      <style:paragraph-properties fo:line-height="200%" fo:text-align="justify" style:justify-single-word="false"/>
      <style:text-properties fo:font-style="italic" officeooo:rsid="001a8b1b" style:font-style-asian="italic" style:font-style-complex="italic"/>
    </style:style>
    <style:style style:name="miotitolo3" style:family="paragraph" style:parent-style-name="Standard">
      <style:paragraph-properties fo:line-height="200%" fo:text-align="justify" style:justify-single-word="false"/>
      <style:text-properties style:text-underline-style="solid" style:text-underline-width="auto" style:text-underline-color="font-color" officeooo:rsid="001a8b1b"/>
    </style:style>
    <style:style style:name="miocorpotesto" style:family="paragraph" style:parent-style-name="Standard">
      <style:paragraph-properties fo:line-height="200%" fo:text-align="justify" style:justify-single-word="false"/>
      <style:text-properties officeooo:rsid="001a8b1b"/>
    </style:style>
    <style:style style:name="mioelenconumerato" style:family="paragraph" style:parent-style-name="Standard">
      <style:paragraph-properties fo:line-height="200%" fo:text-align="justify" style:justify-single-word="false"/>
      <style:text-properties officeooo:rsid="001c6cf8"/>
    </style:style>
    <style:style style:name="mioelencopuntato" style:family="paragraph" style:parent-style-name="Standard">
      <style:paragraph-properties fo:line-height="200%" fo:text-align="justify" style:justify-single-word="false"/>
      <style:text-properties officeooo:rsid="001a8b1b"/>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8:32:10.942078775</meta:creation-date>
    <dc:date>2014-11-09T18:41:54.034296810</dc:date>
    <meta:editing-duration>P0D</meta:editing-duration>
    <meta:editing-cycles>1</meta:editing-cycles>
    <meta:generator>LibreOffice/4.2.7.2$Linux_x86 LibreOffice_project/420m0$Build-2</meta:generator>
    <meta:document-statistic meta:table-count="0" meta:image-count="0" meta:object-count="0" meta:page-count="1" meta:paragraph-count="5" meta:word-count="215" meta:character-count="1476" meta:non-whitespace-character-count="1266"/>
  </office:meta>
</office:document-meta>
</file>